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outline1">
      <style:graphic-properties fo:min-height="11.93cm"/>
    </style:style>
    <style:style style:name="P1" style:family="paragraph">
      <style:text-properties fo:font-size="20pt"/>
    </style:style>
    <style:style style:name="T1" style:family="text">
      <style:text-properties fo:font-weight="bold"/>
    </style:style>
    <style:style style:name="T2" style:family="text">
      <style:text-properties fo:font-size="28pt" fo:font-style="italic" style:font-size-asian="28pt" style:font-style-asian="italic" style:font-size-complex="28pt"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he PostgreSQL Query Planner</text:p>
          </draw:text-box>
        </draw:frame>
        <draw:frame presentation:style-name="pr2" draw:layer="layout" svg:width="24.639cm" svg:height="12.179cm" svg:x="1.4cm" svg:y="4.914cm" presentation:class="subtitle">
          <draw:text-box>
            <text:p>Atri Sharma</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s this talk based on?</text:p>
          </draw:text-box>
        </draw:frame>
        <draw:frame presentation:style-name="pr4" draw:layer="layout" svg:width="24.639cm" svg:height="12.179cm" svg:x="1.4cm" svg:y="4.914cm" presentation:class="outline">
          <draw:text-box>
            <text:list text:style-name="L2">
              <text:list-item>
                <text:p>Research done by hackers like Robert Haas in the past, some mailing list readings, discussions with smart people etc...</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o's this talk for?</text:p>
          </draw:text-box>
        </draw:frame>
        <draw:frame presentation:style-name="pr4" draw:layer="layout" svg:width="24.639cm" svg:height="12.179cm" svg:x="1.4cm" svg:y="4.914cm" presentation:class="outline">
          <draw:text-box>
            <text:list text:style-name="L2">
              <text:list-item>
                <text:p>Users of postgres, who want to know <text:span text:style-name="T1">how</text:span> query planner's heuristics can affect their queries.</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 are we going to discuss?</text:p>
          </draw:text-box>
        </draw:frame>
        <draw:frame presentation:style-name="pr5" draw:layer="layout" svg:width="24.639cm" svg:height="12.18cm" svg:x="1.4cm" svg:y="4.914cm" presentation:class="outline">
          <draw:text-box>
            <text:list text:style-name="L2">
              <text:list-item>
                <text:p>A small discussion about the Postgres query planner.</text:p>
              </text:list-item>
              <text:list-item>
                <text:p>Areas where problems arise in query planner.</text:p>
              </text:list-item>
              <text:list-item>
                <text:p>Some cases where the planner has some nifty points. Some of the cases may be well known. However, they are worthy of discussion here if only to see how the planner processes them internally.</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A little about the PostgreSQL Query Planner</text:p>
          </draw:text-box>
        </draw:frame>
        <draw:frame presentation:style-name="pr4" draw:layer="layout" svg:width="24.639cm" svg:height="12.179cm" svg:x="1.4cm" svg:y="4.914cm" presentation:class="outline">
          <draw:text-box>
            <text:list text:style-name="L2">
              <text:list-item>
                <text:p>Quoting Bruce Momjian:</text:p>
                <text:p/>
                <text:p><text:span text:style-name="T2">'The optimizer is the "brain" of the database, interpreting SQL queries and determining the fastest method of execution.'</text:span></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Where can the problems arise in the query planner</text:p>
          </draw:text-box>
        </draw:frame>
        <draw:frame presentation:style-name="pr4" draw:layer="layout" svg:width="24.639cm" svg:height="12.179cm" svg:x="1.4cm" svg:y="4.914cm" presentation:class="outline">
          <draw:text-box>
            <text:list text:style-name="L2">
              <text:list-item>
                <text:p>Row Count Estimates</text:p>
              </text:list-item>
              <text:list-item>
                <text:p>DBA Ideas</text:p>
              </text:list-item>
              <text:list-item>
                <text:p>Planner's Blocking points (What the planner cant do at this point of time)</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user-transformed="true">
          <draw:text-box>
            <text:p>Row Count Stats</text:p>
          </draw:text-box>
        </draw:frame>
        <draw:frame presentation:style-name="pr5" draw:layer="layout" svg:width="24.639cm" svg:height="12.18cm" svg:x="1.4cm" svg:y="4.914cm" presentation:class="outline">
          <draw:text-box>
            <text:list text:style-name="L2">
              <text:list-item>
                <text:p>The backend essentially holds MCVs (Most common values) and a histogram of the distribution of the rest of the values.</text:p>
              </text:list-item>
              <text:list-item>
                <text:p>The number of MCVs stored is equal to a value known as statistics target.</text:p>
              </text:list-item>
              <text:list-item>
                <text:p>Incorrect or outdated counts can lead to bad selectivity estimates, leading to not so good plans</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User Settings</text:p>
          </draw:text-box>
        </draw:frame>
        <draw:frame presentation:style-name="pr5" draw:layer="layout" svg:width="24.639cm" svg:height="12.18cm" svg:x="1.4cm" svg:y="4.914cm" presentation:class="outline">
          <draw:text-box>
            <text:list text:style-name="L2">
              <text:list-item>
                <text:p>PostgreSQL depends quite some on the page values (seq_page_cost, random_page_cost) and others. Setting them to random values will cause the query planner to choose an inefficient plan over an efficient alternate plan.</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Planner Not-Done-Yets</text:p>
          </draw:text-box>
        </draw:frame>
        <draw:frame presentation:style-name="pr5" draw:layer="layout" svg:width="24.639cm" svg:height="12.18cm" svg:x="1.4cm" svg:y="4.914cm" presentation:class="outline">
          <draw:text-box>
            <text:list text:style-name="L2">
              <text:list-item>
                <text:p>Some queries are slow in execution because their optimization depends on a feature which is not yet present in the query planner.</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Selectivity Estimate Issues</text:p>
          </draw:text-box>
        </draw:frame>
        <draw:frame presentation:style-name="pr5" draw:layer="layout" svg:width="24.639cm" svg:height="12.18cm" svg:x="1.4cm" svg:y="4.914cm" presentation:class="outline">
          <draw:text-box>
            <text:list text:style-name="L2">
              <text:list-item>
                <text:p>Arbitrary estimates give a bad value</text:p>
              </text:list-item>
              <text:list-item>
                <text:p>Cross table correlations arent taken into consideration.</text:p>
              </text:list-item>
              <text:list-item>
                <text:p>Planner doesnt understand expressions like (a + 0 = a)</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Settings Issues</text:p>
          </draw:text-box>
        </draw:frame>
        <draw:frame presentation:style-name="pr5" draw:layer="layout" svg:width="24.639cm" svg:height="12.18cm" svg:x="1.4cm" svg:y="4.914cm" presentation:class="outline" presentation:user-transformed="true">
          <draw:text-box>
            <text:list text:style-name="L2">
              <text:list-item>
                <text:p>DBAs can use some settings to tune the query planner.</text:p>
              </text:list-item>
              <text:list-item>
                <text:p>Those settings can be harmful if set to incorrect values.</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Planner Cost Evaluation Parameters</text:p>
          </draw:text-box>
        </draw:frame>
        <draw:frame presentation:style-name="pr5" draw:layer="layout" svg:width="24.639cm" svg:height="12.18cm" svg:x="1.4cm" svg:y="4.914cm" presentation:class="outline">
          <draw:text-box>
            <text:list text:style-name="L2">
              <text:list-item>
                <text:p>seq_page_cost = 1.0</text:p>
              </text:list-item>
              <text:list-item>
                <text:p>random_page_cost = 4.0</text:p>
              </text:list-item>
              <text:list-item>
                <text:p>cpu_tuple_cost = 0.01</text:p>
              </text:list-item>
              <text:list-item>
                <text:p>cpu_index_tuple_cost = 0.005</text:p>
              </text:list-item>
              <text:list-item>
                <text:p>cpu_operator_cost = 0.0025</text:p>
                <text:p/>
              </text:list-item>
              <text:list-item>
                <text:p>These parameters are used by the planner to estimate the costs of plans.</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6cm" presentation:class="title" presentation:user-transformed="true">
          <draw:text-box>
            <text:p>Planner Cost Evaluation Parameters Continued</text:p>
          </draw:text-box>
        </draw:frame>
        <draw:frame presentation:style-name="pr5" draw:layer="layout" svg:width="24.639cm" svg:height="12.18cm" svg:x="1.4cm" svg:y="4.914cm" presentation:class="outline">
          <draw:text-box>
            <text:list text:style-name="L2">
              <text:list-item>
                <text:p>random_page_cost abstracts the cost of reading a random page and seq_page_cost abstacts the same for a sequential read.</text:p>
              </text:list-item>
              <text:list-item>
                <text:p>In real world scenarios, <text:span text:style-name="T3">setting the random_page_cost to a lower value</text:span> can help get better plans, since modern day disks have reduced the gap between random page read cost and sequential page read costs.</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presentation:user-transformed="true">
          <draw:text-box>
            <text:p>effective_cache_size</text:p>
          </draw:text-box>
        </draw:frame>
        <draw:frame presentation:style-name="pr5" draw:layer="layout" svg:width="24.639cm" svg:height="12.18cm" svg:x="1.4cm" svg:y="4.914cm" presentation:class="outline">
          <draw:text-box>
            <text:list text:style-name="L2">
              <text:list-item>
                <text:p>Sets the planner's assumption about the effective size of the disk cache that is available to a single query.</text:p>
              </text:list-item>
              <text:list-item>
                <text:p>Should be set to 75% of the RAM.</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ases</text:p>
          </draw:text-box>
        </draw:frame>
        <draw:frame presentation:style-name="pr5" draw:layer="layout" svg:width="24.639cm" svg:height="12.18cm" svg:x="1.4cm" svg:y="4.914cm" presentation:class="outline">
          <draw:text-box>
            <text:list text:style-name="L2">
              <text:list-item>
                <text:p>Some examples of situations where the planner decisions can lead to a bad plan.</text:p>
              </text:list-item>
              <text:list-item>
                <text:p>Some cases are not strictly related to the query planner, but are fun in general!</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ITH</text:p>
          </draw:text-box>
        </draw:frame>
        <draw:frame presentation:style-name="pr5" draw:layer="layout" svg:width="24.639cm" svg:height="12.18cm" svg:x="1.4cm" svg:y="4.914cm" presentation:class="outline">
          <draw:text-box>
            <text:list text:style-name="L2">
              <text:list-item>
                <text:p>One of the classic cases.</text:p>
              </text:list-item>
              <text:list-item>
                <text:p>WITH is an optimization barrier.</text:p>
                <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y does WITH face performance issues?</text:p>
          </draw:text-box>
        </draw:frame>
        <draw:frame presentation:style-name="pr5" draw:layer="layout" svg:width="24.639cm" svg:height="12.18cm" svg:x="1.4cm" svg:y="4.914cm" presentation:class="outline">
          <draw:text-box>
            <text:list text:style-name="L2">
              <text:list-item>
                <text:p>We have to understand how WITH is processed by the planner.</text:p>
              </text:list-item>
              <text:list-item>
                <text:p>The query planner intentionally runs the WITH part first. It divides the query into separate plans, which doesnt match up with the pull architecture of the executor.</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olution</text:p>
          </draw:text-box>
        </draw:frame>
        <draw:frame presentation:style-name="pr5" draw:layer="layout" svg:width="24.639cm" svg:height="12.18cm" svg:x="1.4cm" svg:y="4.914cm" presentation:class="outline">
          <draw:text-box>
            <text:list text:style-name="L2">
              <text:list-item>
                <text:p>Use JOINS instead.</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eature Alert!</text:p>
          </draw:text-box>
        </draw:frame>
        <draw:frame presentation:style-name="pr5" draw:layer="layout" svg:width="24.639cm" svg:height="12.18cm" svg:x="1.4cm" svg:y="4.914cm" presentation:class="outline">
          <draw:text-box>
            <text:list text:style-name="L2">
              <text:list-item>
                <text:p>The current implementation approach for GROUPING SETS uses CTE based architecture. Hence, it suffers from the same problem of divided query plans. If this problem is solved, we could have an efficient implementation of GROUPING SETS in postgres, which would be very nice.</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aterialized Views</text:p>
          </draw:text-box>
        </draw:frame>
        <draw:frame presentation:style-name="pr5" draw:layer="layout" svg:width="24.639cm" svg:height="12.18cm" svg:x="1.4cm" svg:y="4.914cm" presentation:class="outline">
          <draw:text-box>
            <text:list text:style-name="L2">
              <text:list-item>
                <text:p>Joining a materialized view back to its parent table is expensive, since the planner does not know about any correlation between the two and the two tables are dependent on each other.</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olution</text:p>
          </draw:text-box>
        </draw:frame>
        <draw:frame presentation:style-name="pr5" draw:layer="layout" svg:width="24.639cm" svg:height="12.18cm" svg:x="1.4cm" svg:y="4.914cm" presentation:class="outline">
          <draw:text-box>
            <text:list text:style-name="L2">
              <text:list-item>
                <text:p>Use intermediate tables to store the intermediate results.</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ggregates</text:p>
          </draw:text-box>
        </draw:frame>
        <draw:frame presentation:style-name="pr5" draw:layer="layout" svg:width="24.639cm" svg:height="12.18cm" svg:x="1.4cm" svg:y="4.914cm" presentation:class="outline">
          <draw:text-box>
            <text:list text:style-name="L2">
              <text:list-item>
                <text:p>A function call like Agg(distinct) does not allow the planner to use a HashAgg node, hence leading to slower query plans.</text:p>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olution</text:p>
          </draw:text-box>
        </draw:frame>
        <draw:frame presentation:style-name="pr5" draw:layer="layout" svg:width="24.639cm" svg:height="12.18cm" svg:x="1.4cm" svg:y="4.914cm" presentation:class="outline">
          <draw:text-box>
            <text:list text:style-name="L2">
              <text:list-item>
                <text:p>Use subqueries instead.</text:p>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XISTS and NOT EXISTS</text:p>
          </draw:text-box>
        </draw:frame>
        <draw:frame presentation:style-name="pr5" draw:layer="layout" svg:width="24.639cm" svg:height="12.18cm" svg:x="1.4cm" svg:y="4.914cm" presentation:class="outline">
          <draw:text-box>
            <text:list text:style-name="L2">
              <text:list-item>
                <text:p>Using EXISTS and NOT EXISTS in your queries is a good idea and will generally lead to better plans. Use them instead of complete queries if you only want to test presence or absence of specific values.</text:p>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ason</text:p>
          </draw:text-box>
        </draw:frame>
        <draw:frame presentation:style-name="pr5" draw:layer="layout" svg:width="24.639cm" svg:height="12.18cm" svg:x="1.4cm" svg:y="4.914cm" presentation:class="outline">
          <draw:text-box>
            <text:list text:style-name="L2">
              <text:list-item>
                <text:p>EXISTS and NOT EXISTS allow the planner to use semi-joins and anti-joins, respectively. These are much efficient than full joins for just testing the presence or absence of values.</text:p>
              </text:list-item>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Prepared Statements</text:p>
          </draw:text-box>
        </draw:frame>
        <draw:frame presentation:style-name="pr5" draw:layer="layout" svg:width="24.639cm" svg:height="12.18cm" svg:x="1.4cm" svg:y="4.914cm" presentation:class="outline">
          <draw:text-box>
            <text:list text:style-name="L2">
              <text:list-item>
                <text:p>Prepared statements are constantly a point of query performance lags.</text:p>
              </text:list-item>
              <text:list-item>
                <text:p>They perform much better now, though, thanks to some recent work done.</text:p>
                <text:p/>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 is bad with prepared statements?</text:p>
          </draw:text-box>
        </draw:frame>
        <draw:frame presentation:style-name="pr5" draw:layer="layout" svg:width="24.639cm" svg:height="12.18cm" svg:x="1.4cm" svg:y="4.914cm" presentation:class="outline">
          <draw:text-box>
            <text:list text:style-name="L2">
              <text:list-item>
                <text:p>Pre 9.2, user had a choice of using prepared statements and using generic plans, or not use them and re plan every time.</text:p>
              </text:list-item>
              <text:list-item>
                <text:p>Post 9.2, user doesnt have that restriction, but the downside is that the user doesnt have a control on whether a prepared statement is replanned.</text:p>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re 9.2</text:p>
          </draw:text-box>
        </draw:frame>
        <draw:frame presentation:style-name="pr5" draw:layer="layout" svg:width="24.639cm" svg:height="12.18cm" svg:x="1.4cm" svg:y="4.914cm" presentation:class="outline">
          <draw:text-box>
            <text:list text:style-name="L2">
              <text:list-item>
                <text:p>Prepared statements are good for workloads where the selectivity of the queries is in a small range. Widely varying selectivity values can lead to bad performance for prepared statements.</text:p>
              </text:list-item>
            </text:list>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ost 9.2</text:p>
          </draw:text-box>
        </draw:frame>
        <draw:frame presentation:style-name="pr5" draw:layer="layout" svg:width="24.639cm" svg:height="12.18cm" svg:x="1.4cm" svg:y="4.914cm" presentation:class="outline">
          <draw:text-box>
            <text:list text:style-name="L2">
              <text:list-item>
                <text:p>The point to look at post 9.2 is if the planner is overlooking a better alternate plan and choosing a sub optimal plan.</text:p>
              </text:list-item>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xample</text:p>
          </draw:text-box>
        </draw:frame>
        <draw:frame presentation:style-name="pr5" draw:layer="layout" svg:width="24.639cm" svg:height="12.18cm" svg:x="1.561cm" svg:y="5.02cm" presentation:class="outline" presentation:user-transformed="true">
          <draw:text-box>
            <text:list text:style-name="L2">
              <text:list-item>
                <text:p>select * from sometable where id = any ($1); <text:s text:c="2"/>where $1 was a small array.</text:p>
              </text:list-item>
              <text:list-item>
                <text:p>The generic plan for this is of course trivial and would have worked fine.</text:p>
              </text:list-item>
              <text:list-item>
                <text:p>But the planner has to estimate the costs of the generic plan without knowing how many elements are in the array.</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xample continued</text:p>
          </draw:text-box>
        </draw:frame>
        <draw:frame presentation:style-name="pr5" draw:layer="layout" svg:width="24.639cm" svg:height="12.18cm" svg:x="1.4cm" svg:y="4.914cm" presentation:class="outline" presentation:user-transformed="true">
          <draw:text-box>
            <text:list text:style-name="L2">
              <text:list-item>
                <text:p>It estimated a value of size of the array for the generic plan which was much higher than the actual size of the array.</text:p>
              </text:list-item>
              <text:list-item>
                <text:p>What that meant was that the generic plan was about twice the cost of the custom plan, even though it was the exact same plan.</text:p>
              </text:list-item>
            </text:list>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ake away lesson</text:p>
          </draw:text-box>
        </draw:frame>
        <draw:frame presentation:style-name="pr5" draw:layer="layout" svg:width="24.639cm" svg:height="12.18cm" svg:x="1.4cm" svg:y="4.914cm" presentation:class="outline">
          <draw:text-box>
            <text:list text:style-name="L2">
              <text:list-item>
                <text:p>You need to be wary when using prepared statements, pre 9.2 or post 9.2.</text:p>
              </text:list-item>
              <text:list-item>
                <text:p>Prepared statements are much better than before, but some surprise may still turn up.</text:p>
              </text:list-item>
            </text:list>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Join Reordering</text:p>
          </draw:text-box>
        </draw:frame>
        <draw:frame presentation:style-name="pr5" draw:layer="layout" svg:width="24.639cm" svg:height="12.18cm" svg:x="1.4cm" svg:y="4.914cm" presentation:class="outline">
          <draw:text-box>
            <text:list text:style-name="L2">
              <text:list-item>
                <text:p>The planner may reorder the joins present in a query based on some heuristics that it thinks will lead to better plans.</text:p>
              </text:list-item>
              <text:list-item>
                <text:p>Generally, this is a good idea.</text:p>
              </text:list-item>
              <text:list-item>
                <text:p>We should not assume that we have a better idea about the optimal join order.</text:p>
              </text:list-item>
              <text:list-item>
                <text:p>Still, if we are inclined to do so, we have a setting known as join_collapse_limit</text:p>
              </text:list-item>
            </text:list>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otcha!</text:p>
          </draw:text-box>
        </draw:frame>
        <draw:frame presentation:style-name="pr5" draw:layer="layout" svg:width="24.639cm" svg:height="12.18cm" svg:x="1.4cm" svg:y="4.914cm" presentation:class="outline">
          <draw:text-box>
            <text:list text:style-name="L2">
              <text:list-item>
                <text:p>We have a catch here, though.</text:p>
              </text:list-item>
              <text:list-item>
                <text:p>Setting join_collapse_limit can lead to suboptimal plans, but faster planning time durations.</text:p>
              </text:list-item>
              <text:list-item>
                <text:p>If you dont care as much about suboptimal plans as much you care about faster planner speeds, set join_collapse_limit to a lower value.</text:p>
              </text:list-item>
            </text:list>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enetic Query Optimizer</text:p>
          </draw:text-box>
        </draw:frame>
        <draw:frame presentation:style-name="pr5" draw:layer="layout" svg:width="24.639cm" svg:height="12.18cm" svg:x="1.4cm" svg:y="4.914cm" presentation:class="outline" presentation:user-transformed="true">
          <draw:text-box>
            <text:list text:style-name="L2">
              <text:list-item>
                <text:p>The genetic query optimizer, or GEQO, is used when the number of tables involved in a join exceed a specific limit.</text:p>
              </text:list-item>
              <text:list-item>
                <text:p>GEQO is used when searching the entire search space for executing the join is not feasible.</text:p>
              </text:list-item>
            </text:list>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enetic Query Optimizer Continued</text:p>
          </draw:text-box>
        </draw:frame>
        <draw:frame presentation:style-name="pr5" draw:layer="layout" svg:width="24.639cm" svg:height="12.18cm" svg:x="1.4cm" svg:y="4.914cm" presentation:class="outline">
          <draw:text-box>
            <text:list text:style-name="L2">
              <text:list-item>
                <text:p>GEQO uses genetic algorithms to generate query plans and evaluate their fitness, generating better plans in each successive population.</text:p>
              </text:list-item>
            </text:list>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EQO Gotcha</text:p>
          </draw:text-box>
        </draw:frame>
        <draw:frame presentation:style-name="pr5" draw:layer="layout" svg:width="24.639cm" svg:height="12.18cm" svg:x="1.4cm" svg:y="4.914cm" presentation:class="outline">
          <draw:text-box>
            <text:list text:style-name="L2">
              <text:list-item>
                <text:p>GEQO is useful for generating plans when the number of tables is high.</text:p>
              </text:list-item>
              <text:list-item>
                <text:p>It is also useful for generating plans quickly.</text:p>
              </text:list-item>
              <text:list-item>
                <text:p>However, it can lead to suboptimal plans.</text:p>
              </text:list-item>
              <text:list-item>
                <text:p>Lower geqo_threshold if you care much about the planner speed rather than the optimality of the query plan.</text:p>
              </text:list-item>
            </text:list>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ote about join_collapse_limit and geqo_threshold</text:p>
          </draw:text-box>
        </draw:frame>
        <draw:frame presentation:style-name="pr5" draw:layer="layout" svg:width="24.639cm" svg:height="12.18cm" svg:x="1.4cm" svg:y="4.914cm" presentation:class="outline" presentation:user-transformed="true">
          <draw:text-box>
            <text:list text:style-name="L2">
              <text:list-item>
                <text:p>Since the default value for geqo_threshold is higher than default value of join_collapse_limit, GEQO isnt used by default for explicit join syntax.</text:p>
              </text:list-item>
            </text:list>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Lack of planner heuristics</text:p>
          </draw:text-box>
        </draw:frame>
        <draw:frame presentation:style-name="pr5" draw:layer="layout" svg:width="24.639cm" svg:height="12.18cm" svg:x="1.4cm" svg:y="4.914cm" presentation:class="outline" presentation:user-transformed="true">
          <draw:text-box>
            <text:list text:style-name="L2">
              <text:list-item>
                <text:p>Refer to 'Planner Conceptual Error when Joining a Subquery -- Outer Query Condition not Pulled Into Subquery' on performance list</text:p>
              </text:list-item>
              <text:list-item>
                <text:p>It tells us that the planner does not understand that 'a = b' and (b = c OR b = d) is equivalent to (a = c OR a = d)</text:p>
              </text:list-item>
              <text:list-item>
                <text:p>Planner lacks such heuristics. Another example is SELECT * from foo WHERE (foo.a + 0 = foo.a);</text:p>
              </text:list-item>
            </text:list>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layer="layout" svg:width="25.199cm" svg:height="3.506cm" svg:x="1cm" svg:y="7.8cm" presentation:class="title" presentation:user-transformed="true">
          <draw:text-box>
            <text:p>So, queries like...</text:p>
          </draw:text-box>
        </draw:frame>
        <draw:frame presentation:style-name="pr5" draw:layer="layout" svg:width="24.639cm" svg:height="12.18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5" draw:layer="layout" svg:width="24.639cm" svg:height="12.18cm" svg:x="1.4cm" svg:y="4.914cm" presentation:class="outline">
          <draw:text-box>
            <text:list text:style-name="L2">
              <text:list-header>
                <text:p/>
              </text:list-header>
              <text:list-item>
                <text:p>SELECT *</text:p>
                <text:p>FROM parent</text:p>
                <text:p>INNER JOIN child ON child.parent_id = parent.id</text:p>
                <text:p>LEFT JOIN (SELECT parent.id, parent.bin, COUNT(*) AS c</text:p>
                <text:p>FROM parent</text:p>
                <text:p>INNER JOIN child ON child.parent_id = parent.id</text:p>
                <text:p>WHERE child.data &gt; 25</text:p>
                <text:p>GROUP BY 1, 2) agg1 ON agg1.id = parent.id AND agg1.bin = parent.bin</text:p>
                <text:p>WHERE parent.bin IN (1, 2)</text:p>
                <text:p>AND agg1.c &gt;= 3;</text:p>
              </text:list-item>
            </text:list>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layer="layout" svg:width="25.199cm" svg:height="3.506cm" svg:x="1.401cm" svg:y="8.494cm" presentation:class="title" presentation:user-transformed="true">
          <draw:text-box>
            <text:p>Should be changed to...</text:p>
          </draw:text-box>
        </draw:frame>
        <draw:frame presentation:style-name="pr5" draw:layer="layout" svg:width="24.639cm" svg:height="12.18cm" svg:x="1.4cm" svg:y="4.914cm" presentation:class="outline" presentation:placeholder="true">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 draw:layer="layout" svg:width="25.199cm" svg:height="3.506cm" svg:x="0.801cm" svg:y="17.2cm" presentation:class="title" presentation:user-transformed="true">
          <draw:text-box>
            <text:p>Notice the 'bin = 1' here</text:p>
          </draw:text-box>
        </draw:frame>
        <draw:frame presentation:style-name="pr5" draw:layer="layout" svg:width="24.639cm" svg:height="12.18cm" svg:x="1.4cm" svg:y="4.914cm" presentation:class="outline">
          <draw:text-box>
            <text:list text:style-name="L2">
              <text:list-item>
                <text:p>SELECT *</text:p>
                <text:p>FROM parent</text:p>
                <text:p>INNER JOIN child ON child.parent_id = parent.id</text:p>
                <text:p>LEFT JOIN (SELECT parent.id, parent.bin, COUNT(*) AS c</text:p>
                <text:p>FROM parent</text:p>
                <text:p>INNER JOIN child ON child.parent_id = parent.id</text:p>
                <text:p>WHERE child.data &gt; 25</text:p>
                <text:p>GROUP BY 1, 2) agg1 ON agg1.id = parent.id AND agg1.bin = parent.bin</text:p>
                <text:p>WHERE parent.bin = 1</text:p>
                <text:p>AND agg1.c &gt;= 3;</text:p>
              </text:list-item>
            </text:list>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OT IN Vs. NOT EXISTS</text:p>
          </draw:text-box>
        </draw:frame>
        <draw:frame presentation:style-name="pr5" draw:layer="layout" svg:width="24.639cm" svg:height="12.18cm" svg:x="1.4cm" svg:y="4.914cm" presentation:class="outline">
          <draw:text-box>
            <text:list text:style-name="L2">
              <text:list-item>
                <text:p>SELECT ProductID, ProductName </text:p>
                <text:p>FROM Northwind..Products p</text:p>
                <text:p>WHERE p.ProductID NOT IN (</text:p>
                <text:p>SELECT ProductID </text:p>
                <text:p>FROM Northwind..[Order Details])</text:p>
              </text:list-item>
            </text:list>
          </draw:text-box>
        </draw:frame>
        <presentation:notes draw:style-name="dp2">
          <draw:page-thumbnail draw:style-name="gr1" draw:layer="layout" svg:width="14.848cm" svg:height="11.136cm" svg:x="3.075cm" svg:y="2.257cm" draw:page-number="44" presentation:class="page"/>
          <draw:frame presentation:style-name="pr3" draw:text-style-name="P1"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OT IN Vs. NOT EXISTS Continued</text:p>
          </draw:text-box>
        </draw:frame>
        <draw:frame presentation:style-name="pr5" draw:layer="layout" svg:width="24.639cm" svg:height="12.18cm" svg:x="1.6cm" svg:y="4.914cm" presentation:class="outline" presentation:user-transformed="true">
          <draw:text-box>
            <text:list text:style-name="L2">
              <text:list-item>
                <text:p>SELECT ProductID, ProductName </text:p>
                <text:p>FROM Northwind..Products p</text:p>
                <text:p>WHERE NOT EXISTS (</text:p>
                <text:p><text:s/>SELECT 1 </text:p>
                <text:p>FROM Northwind..[Order Details] od </text:p>
                <text:p>WHERE p.ProductId = od.ProductId)</text:p>
              </text:list-item>
            </text:list>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 the planner does for NOT IN</text:p>
          </draw:text-box>
        </draw:frame>
        <draw:frame presentation:style-name="pr5" draw:layer="layout" svg:width="24.639cm" svg:height="12.18cm" svg:x="1.4cm" svg:y="4.914cm" presentation:class="outline">
          <draw:text-box>
            <text:list text:style-name="L2">
              <text:list-item>
                <text:p>NOT IN has two possible plans, a hashed subplan (which requires a hashtable of the entire subselect, so it's only done when that would fit in work_mem)</text:p>
              </text:list-item>
              <text:list-item>
                <text:p>If the subselect does not fit into work_mem, a plain subplan is made, which is O(N^2).</text:p>
              </text:list-item>
            </text:list>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 the planner does for NOT EXISTS</text:p>
          </draw:text-box>
        </draw:frame>
        <draw:frame presentation:style-name="pr5" draw:layer="layout" svg:width="24.639cm" svg:height="12.18cm" svg:x="1.4cm" svg:y="4.914cm" presentation:class="outline">
          <draw:text-box>
            <text:list text:style-name="L2">
              <text:list-item>
                <text:p>The query planner <text:span text:style-name="T3">generates an anti-join for NOT EXISTS </text:span><text:span text:style-name="T4">if the planner can sufficiently disentangle a join clause from the conditions in the subquery.</text:span></text:p>
              </text:list-item>
              <text:list-item>
                <text:p><text:span text:style-name="T4">If not, then the not exists remains as a (correlated) subplan.</text:span></text:p>
              </text:list-item>
              <text:list-item>
                <text:p><text:span text:style-name="T4">A correlated subplan is one which has to be re-run for every row.</text:span></text:p>
              </text:list-item>
            </text:list>
          </draw:text-box>
        </draw:frame>
        <presentation:notes draw:style-name="dp2">
          <draw:page-thumbnail draw:style-name="gr1" draw:layer="layout" svg:width="14.848cm" svg:height="11.136cm" svg:x="3.075cm" svg:y="2.257cm" draw:page-number="47" presentation:class="page"/>
          <draw:frame presentation:style-name="pr3"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mparison of performance</text:p>
          </draw:text-box>
        </draw:frame>
        <draw:frame presentation:style-name="pr5" draw:layer="layout" svg:width="24.639cm" svg:height="12.18cm" svg:x="1.4cm" svg:y="4.914cm" presentation:class="outline" presentation:user-transformed="true">
          <draw:text-box>
            <text:list text:style-name="L2">
              <text:list-item>
                <text:p>NOT IN can be faster when the subquery result is small since that result set can be hashed, leading to better performance.</text:p>
              </text:list-item>
              <text:list-item>
                <text:p>Then as your data gets larger, it might exceed work_mem, and without warning, your query might get very slow.</text:p>
              </text:list-item>
            </text:list>
          </draw:text-box>
        </draw:frame>
        <presentation:notes draw:style-name="dp2">
          <draw:page-thumbnail draw:style-name="gr1" draw:layer="layout" svg:width="14.848cm" svg:height="11.136cm" svg:x="3.075cm" svg:y="2.257cm" draw:page-number="48" presentation:class="page"/>
          <draw:frame presentation:style-name="pr3"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OT IN Gotcha</text:p>
          </draw:text-box>
        </draw:frame>
        <draw:frame presentation:style-name="pr5" draw:layer="layout" svg:width="24.639cm" svg:height="12.18cm" svg:x="1.4cm" svg:y="4.914cm" presentation:class="outline">
          <draw:text-box>
            <text:list text:style-name="L2">
              <text:list-item>
                <text:p>NOT IN has some pretty well known issues with NULL values. If a column has NULL values, NOT IN might lead to more work, hence leading to even more drop in the performance of the query.</text:p>
              </text:list-item>
              <text:list-item>
                <text:p>This is a quite constraining, since we may have NULLs in our columns already or may have them in the future.</text:p>
              </text:list-item>
            </text:list>
          </draw:text-box>
        </draw:frame>
        <presentation:notes draw:style-name="dp2">
          <draw:page-thumbnail draw:style-name="gr1" draw:layer="layout" svg:width="14.848cm" svg:height="11.136cm" svg:x="3.075cm" svg:y="2.257cm" draw:page-number="49" presentation:class="page"/>
          <draw:frame presentation:style-name="pr3"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o, what should we use?</text:p>
          </draw:text-box>
        </draw:frame>
        <draw:frame presentation:style-name="pr5" draw:layer="layout" svg:width="24.639cm" svg:height="12.18cm" svg:x="1.4cm" svg:y="4.914cm" presentation:class="outline">
          <draw:text-box>
            <text:list text:style-name="L2">
              <text:list-item>
                <text:p>The points discussed till now lead to the conclusion that we should use NOT IN for smaller data sets, and NOT EXISTS for larger data sets.</text:p>
              </text:list-item>
              <text:list-item>
                <text:p>However, since NOT IN has the constraint of NULLs, we should generally prefer NOT EXISTS in all cases unless our case specifically needs NOT IN.</text:p>
              </text:list-item>
            </text:list>
          </draw:text-box>
        </draw:frame>
        <presentation:notes draw:style-name="dp2">
          <draw:page-thumbnail draw:style-name="gr1" draw:layer="layout" svg:width="14.848cm" svg:height="11.136cm" svg:x="3.075cm" svg:y="2.257cm" draw:page-number="50" presentation:class="page"/>
          <draw:frame presentation:style-name="pr3"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eneral Advice 1</text:p>
          </draw:text-box>
        </draw:frame>
        <draw:frame presentation:style-name="pr5" draw:layer="layout" svg:width="24.639cm" svg:height="12.18cm" svg:x="1.4cm" svg:y="4.914cm" presentation:class="outline">
          <draw:text-box>
            <text:list text:style-name="L2">
              <text:list-item>
                <text:p>Use tables to store intermediate results and process over them wherever possible. This allows for avoiding pitfalls such as materialized view joins, UNION pitfalls, DISTINCT pitfalls among others.</text:p>
              </text:list-item>
            </text:list>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eneral Advice 2</text:p>
          </draw:text-box>
        </draw:frame>
        <draw:frame presentation:style-name="pr5" draw:layer="layout" svg:width="24.639cm" svg:height="12.18cm" svg:x="1.4cm" svg:y="4.914cm" presentation:class="outline">
          <draw:text-box>
            <text:list text:style-name="L2">
              <text:list-item>
                <text:p>Whenever the planner's accuracy about plan costs seems to be reducing, run ANALYZE. This shall update the planner statistics and may lead to better results.</text:p>
              </text:list-item>
            </text:list>
          </draw:text-box>
        </draw:frame>
        <presentation:notes draw:style-name="dp2">
          <draw:page-thumbnail draw:style-name="gr1" draw:layer="layout" svg:width="14.848cm" svg:height="11.136cm" svg:x="3.075cm" svg:y="2.257cm" draw:page-number="52" presentation:class="page"/>
          <draw:frame presentation:style-name="pr3"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eneral Advice 3</text:p>
          </draw:text-box>
        </draw:frame>
        <draw:frame presentation:style-name="pr5" draw:layer="layout" svg:width="24.639cm" svg:height="12.18cm" svg:x="1.4cm" svg:y="4.914cm" presentation:class="outline">
          <draw:text-box>
            <text:list text:style-name="L2">
              <text:list-item>
                <text:p>When the accuracy of planner's costs doesnt seem right, you can consider increasing the statistics target (No. Of MCV values stored) by <text:s/>using the following command:</text:p>
                <text:p>ALTER COLUMN &lt;column name&gt; SET STATISTICS &lt;value&gt;</text:p>
              </text:list-item>
            </text:list>
          </draw:text-box>
        </draw:frame>
        <presentation:notes draw:style-name="dp2">
          <draw:page-thumbnail draw:style-name="gr1" draw:layer="layout" svg:width="14.848cm" svg:height="11.136cm" svg:x="3.075cm" svg:y="2.257cm" draw:page-number="53" presentation:class="page"/>
          <draw:frame presentation:style-name="pr3"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1" draw:layer="layout" svg:width="25.199cm" svg:height="3.506cm" svg:x="1.601cm" svg:y="0.8cm" presentation:class="title" presentation:user-transformed="true">
          <draw:text-box>
            <text:p>Future developments to the query planner</text:p>
          </draw:text-box>
        </draw:frame>
        <draw:frame presentation:style-name="pr5" draw:layer="layout" svg:width="24.639cm" svg:height="12.18cm" svg:x="1.4cm" svg:y="4.914cm" presentation:class="outline" presentation:user-transformed="true">
          <draw:text-box>
            <text:list text:style-name="L2">
              <text:list-item>
                <text:p>The query planner still lacks some features.</text:p>
              </text:list-item>
              <text:list-item>
                <text:p>Understanding of foreign keys, inner join removal, more heuristics.</text:p>
              </text:list-item>
              <text:list-item>
                <text:p>Hopefully, we will have them all someday.</text:p>
              </text:list-item>
              <text:list-item>
                <text:p>CTE planning needs to be improved and done in line with postgres executor's data pull model.</text:p>
              </text:list-item>
            </text:list>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ase Study – Adding foreign keys understanding to planner</text:p>
          </draw:text-box>
        </draw:frame>
        <draw:frame presentation:style-name="pr5" draw:layer="layout" svg:width="24.639cm" svg:height="12.18cm" svg:x="1.561cm" svg:y="4.914cm" presentation:class="outline" presentation:user-transformed="true">
          <draw:text-box>
            <text:list text:style-name="L2">
              <text:list-item>
                <text:p>In context of removal of inner joins.</text:p>
              </text:list-item>
              <text:list-item>
                <text:p>The main issue identified is that if a row is deleted, in the time duration from the deletion of the row and running of the FK trigger, all plans generated and dependent on that row's foreign key will be invalid.</text:p>
              </text:list-item>
            </text:list>
          </draw:text-box>
        </draw:frame>
        <presentation:notes draw:style-name="dp2">
          <draw:page-thumbnail draw:style-name="gr1" draw:layer="layout" svg:width="14.848cm" svg:height="11.136cm" svg:x="3.075cm" svg:y="2.257cm" draw:page-number="55" presentation:class="page"/>
          <draw:frame presentation:style-name="pr3"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1" draw:layer="layout" svg:width="25.199cm" svg:height="3.506cm" svg:x="1.001cm" svg:y="7.694cm" presentation:class="title" presentation:user-transformed="true">
          <draw:text-box>
            <text:p>Thank You!</text:p>
          </draw:text-box>
        </draw:frame>
        <draw:frame presentation:style-name="pr5" draw:layer="layout" svg:width="24.639cm" svg:height="12.18cm" svg:x="1.4cm" svg:y="4.914cm" presentation:class="outline" presentation:placeholder="true">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10-24T00:15:09</meta:creation-date>
    <dc:date>2013-10-31T02:33:59</dc:date>
    <meta:editing-duration>PT12H28M27S</meta:editing-duration>
    <meta:editing-cycles>29</meta:editing-cycles>
    <meta:generator>LibreOffice/3.5$Linux_X86_64 LibreOffice_project/350m1$Build-202</meta:generator>
    <dc:creator>Atri Sharma</dc:creator>
    <meta:document-statistic meta:object-count="245"/>
  </office:meta>
</office:document-meta>
</file>